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Real Values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/>
          <table:table-cell office:value-type="string" calcext:value-type="string">
            <text:p>TP1</text:p>
          </table:table-cell>
          <table:table-cell table:formula="of:=[.C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dicte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P2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TP3</text:p>
          </table:table-cell>
          <table:table-cell table:formula="of:=[.E6]" office:value-type="float" office:value="0" calcext:value-type="float">
            <text:p>0</text:p>
          </table:table-cell>
          <table:table-cell/>
          <table:table-cell office:value-type="string" calcext:value-type="string">
            <text:p>Sensitivity1</text:p>
          </table:table-cell>
          <table:table-cell table:formula="of:=[.J3]/([.J3]+[.J1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TP4</text:p>
          </table:table-cell>
          <table:table-cell table:formula="of:=[.F7]" office:value-type="float" office:value="0" calcext:value-type="float">
            <text:p>0</text:p>
          </table:table-cell>
          <table:table-cell/>
          <table:table-cell office:value-type="string" calcext:value-type="string">
            <text:p>Sensitivity2</text:p>
          </table:table-cell>
          <table:table-cell table:formula="of:=[.J4]/([.J4]+[.J1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ensitivity </text:p>
          </table:table-cell>
          <table:table-cell table:formula="of:=SUM([.A5:.M8])/4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Sensitivity3</text:p>
          </table:table-cell>
          <table:table-cell table:formula="of:=[.J5]/([.J5]+[.J2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FP1</text:p>
          </table:table-cell>
          <table:table-cell table:formula="of:=SUM([.D4:.F4])" office:value-type="float" office:value="0" calcext:value-type="float">
            <text:p>0</text:p>
          </table:table-cell>
          <table:table-cell/>
          <table:table-cell office:value-type="string" calcext:value-type="string">
            <text:p>Sensitivity4</text:p>
          </table:table-cell>
          <table:table-cell table:formula="of:=[.J6]/([.J6]+[.J2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FP2</text:p>
          </table:table-cell>
          <table:table-cell table:formula="of:=SUM([.C5];[.E5];[.F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FP3</text:p>
          </table:table-cell>
          <table:table-cell table:formula="of:=SUM([.C6:.D6];[.F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FP4</text:p>
          </table:table-cell>
          <table:table-cell table:formula="of:=SUM([.C7:.E7])" office:value-type="float" office:value="0" calcext:value-type="float">
            <text:p>0</text:p>
          </table:table-cell>
          <table:table-cell/>
          <table:table-cell office:value-type="string" calcext:value-type="string">
            <text:p>Specificity1</text:p>
          </table:table-cell>
          <table:table-cell table:formula="of:=[.J13]/([.J13]+[.J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pecificity</text:p>
          </table:table-cell>
          <table:table-cell table:formula="of:=SUM([.M11:.M14])/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pecificity2</text:p>
          </table:table-cell>
          <table:table-cell table:formula="of:=[.J14]/([.J14]+[.J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TN1</text:p>
          </table:table-cell>
          <table:table-cell table:formula="of:=SUM([.D5:.F7])" office:value-type="float" office:value="0" calcext:value-type="float">
            <text:p>0</text:p>
          </table:table-cell>
          <table:table-cell/>
          <table:table-cell office:value-type="string" calcext:value-type="string">
            <text:p>Specificity3</text:p>
          </table:table-cell>
          <table:table-cell table:formula="of:=[.J15]/([.J15]+[.J1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TN2</text:p>
          </table:table-cell>
          <table:table-cell table:formula="of:=SUM([.C4];[.C6];[.E6:.F7])" office:value-type="float" office:value="0" calcext:value-type="float">
            <text:p>0</text:p>
          </table:table-cell>
          <table:table-cell/>
          <table:table-cell office:value-type="string" calcext:value-type="string">
            <text:p>Specificity4</text:p>
          </table:table-cell>
          <table:table-cell table:formula="of:=[.J16]/([.J16]+[.J1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TN3</text:p>
          </table:table-cell>
          <table:table-cell table:formula="of:=SUM([.C4:.D5];[.C7:.D7];[.F4:.F5];[.F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N4</text:p>
          </table:table-cell>
          <table:table-cell table:formula="of:=SUM([.C4:.E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FN1</text:p>
          </table:table-cell>
          <table:table-cell table:formula="of:=SUM([.C5:.C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FN2</text:p>
          </table:table-cell>
          <table:table-cell table:formula="of:=SUM([.D4];[.D6];[.D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FN3</text:p>
          </table:table-cell>
          <table:table-cell table:formula="of:=SUM([.E4:.E5];[.E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FN4</text:p>
          </table:table-cell>
          <table:table-cell table:formula="of:=SUM([.F4:.F6]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5:50:36.427052687</meta:creation-date>
    <dc:date>2016-11-04T17:40:59.003097798</dc:date>
    <meta:editing-duration>PT1H17M3S</meta:editing-duration>
    <meta:editing-cycles>2</meta:editing-cycles>
    <meta:generator>LibreOffice/4.3.7.2$Linux_X86_64 LibreOffice_project/430$Build-2</meta:generator>
    <meta:document-statistic meta:table-count="1" meta:cell-count="63" meta:object-count="0"/>
  </office:meta>
</office:document-meta>
</file>